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4" table:default-cell-style-name="ce74"/>
        <table:table-column table:style-name="co4" table:number-columns-repeated="7" table:default-cell-style-name="ce74"/>
        <table:table-column table:style-name="co4" table:number-columns-repeated="990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Web</text:p>
          </table:table-cell>
          <table:table-cell table:style-name="ce17" office:value-type="string" calcext:value-type="string">
            <text:p>SIE</text:p>
          </table:table-cell>
          <table:table-cell table:style-name="ce17" office:value-type="string" calcext:value-type="string" table:number-columns-spanned="3" table:number-rows-spanned="1">
            <text:p>Loc</text:p>
          </table:table-cell>
          <table:covered-table-cell table:number-columns-repeated="2" table:style-name="ce17"/>
          <table:table-cell table:style-name="ce17" office:value-type="string" calcext:value-type="string">
            <text:p>SIE</text:p>
          </table:table-cell>
          <table:table-cell table:style-name="ce17" office:value-type="string" calcext:value-type="string">
            <text:p>Donn</text:p>
          </table:table-cell>
          <table:table-cell table:style-name="ce17" table:number-columns-repeated="2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5" table:number-columns-repeated="40"/>
          <table:table-cell table:style-name="ce41" table:number-columns-repeated="950"/>
        </table:table-row>
        <table:table-row table:style-name="ro1">
          <table:table-cell table:style-name="ce2" table:number-columns-repeated="2"/>
          <table:table-cell table:number-columns-repeated="3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8"/>
          <table:table-cell table:style-name="ce36" table:number-columns-repeated="40"/>
          <table:table-cell table:style-name="ce42" table:number-columns-repeated="950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30" office:value-type="string" calcext:value-type="string">
            <text:p>Évaluation ?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50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50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50"/>
        </table:table-row>
        <table:table-row table:style-name="ro3">
          <table:table-cell table:style-name="ce59"/>
          <table:table-cell table:style-name="ce64" office:value-type="string" calcext:value-type="string">
            <text:p>2JG1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50"/>
        </table:table-row>
        <table:table-row table:style-name="ro3">
          <table:table-cell table:style-name="ce59"/>
          <table:table-cell table:style-name="ce11" office:value-type="string" calcext:value-type="string">
            <text:p>2JG2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50"/>
        </table:table-row>
        <table:table-row table:style-name="ro3">
          <table:table-cell table:style-name="ce51"/>
          <table:table-cell table:style-name="Default"/>
          <table:table-cell table:style-name="ce16" table:number-columns-repeated="32"/>
          <table:table-cell table:style-name="ce85" table:number-columns-repeated="40"/>
          <table:table-cell table:style-name="ce95" table:number-columns-repeated="950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2"/>
          <table:table-cell table:style-name="ce78" table:number-columns-repeated="22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2"/>
          <table:table-cell table:number-columns-repeated="998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4"/>
          <table:table-cell table:number-columns-repeated="998"/>
        </table:table-row>
        <table:table-row table:style-name="ro5">
          <table:table-cell table:number-columns-repeated="2"/>
          <table:table-cell table:style-name="ce71" table:number-columns-repeated="24"/>
          <table:table-cell table:number-columns-repeated="998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4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4"/>
          <table:table-cell table:number-columns-repeated="998"/>
        </table:table-row>
        <table:table-row table:style-name="ro5">
          <table:table-cell table:number-columns-repeated="2"/>
          <table:table-cell table:style-name="ce71" table:number-columns-repeated="24"/>
          <table:table-cell table:number-columns-repeated="998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2"/>
          <table:table-cell table:style-name="ce71" table:number-columns-repeated="22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4"/>
          <table:table-cell table:number-columns-repeated="998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4"/>
          <table:table-cell table:number-columns-repeated="998"/>
        </table:table-row>
        <table:table-row table:style-name="ro9">
          <table:table-cell table:number-columns-repeated="2"/>
          <table:table-cell table:style-name="ce71" table:number-columns-repeated="24"/>
          <table:table-cell table:number-columns-repeated="998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4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2"/>
          <table:table-cell table:number-columns-repeated="998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4"/>
          <table:table-cell table:number-columns-repeated="998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4"/>
          <table:table-cell table:number-columns-repeated="998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4"/>
          <table:table-cell table:number-columns-repeated="998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4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2"/>
          <table:table-cell table:number-columns-repeated="998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4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2"/>
          <table:table-cell table:number-columns-repeated="998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4"/>
          <table:table-cell table:number-columns-repeated="998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0" table:default-cell-style-name="ce74"/>
        <table:table-column table:style-name="co4" table:number-columns-repeated="5" table:default-cell-style-name="ce74"/>
        <table:table-column table:style-name="co4" table:number-columns-repeated="95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4" table:number-rows-spanned="1">
            <text:p>ArchMat</text:p>
          </table:table-cell>
          <table:covered-table-cell table:number-columns-repeated="3" table:style-name="ce17"/>
          <table:table-cell table:style-name="ce17" office:value-type="string" calcext:value-type="string" table:number-columns-spanned="5" table:number-rows-spanned="1">
            <text:p>Lang</text:p>
          </table:table-cell>
          <table:covered-table-cell table:number-columns-repeated="4" table:style-name="ce17"/>
          <table:table-cell table:style-name="ce17" table:number-columns-repeated="3"/>
          <table:table-cell table:style-name="ce17" office:value-type="string" calcext:value-type="string" table:number-columns-spanned="6" table:number-rows-spanned="1">
            <text:p>DonRep</text:p>
          </table:table-cell>
          <table:covered-table-cell table:number-columns-repeated="5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/>
          <table:table-cell table:style-name="ce17" table:number-columns-spanned="6" table:number-rows-spanned="1"/>
          <table:covered-table-cell table:number-columns-repeated="5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repeated="8"/>
          <table:table-cell table:style-name="ce35" table:number-columns-repeated="40"/>
          <table:table-cell table:style-name="ce41" table:number-columns-repeated="91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/>
          <table:table-cell table:style-name="ce46" office:value-type="float" office:value="5" calcext:value-type="float">
            <text:p>05</text:p>
          </table:table-cell>
          <table:table-cell table:style-name="ce46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table:number-columns-repeated="49"/>
          <table:table-cell table:style-name="ce53" table:number-columns-repeated="40"/>
          <table:table-cell table:style-name="ce54" table:number-columns-repeated="91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80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80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80" office:value-type="string" calcext:value-type="string">
            <text:p>Exercices fonctions</text:p>
          </table:table-cell>
          <table:table-cell table:style-name="ce80" office:value-type="string" calcext:value-type="string">
            <text:p>Fonction Andy Warhol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4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nombres flottants</text:p>
          </table:table-cell>
          <table:table-cell table:style-name="ce66"/>
          <table:table-cell table:style-name="ce66" office:value-type="string" calcext:value-type="string">
            <text:p>types construits</text:p>
          </table:table-cell>
          <table:table-cell table:style-name="ce77" table:number-columns-repeated="12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5"/>
        </table:table-row>
        <table:table-row table:style-name="ro3">
          <table:table-cell table:style-name="ce59" table:number-columns-repeated="2"/>
          <table:table-cell table:style-name="ce67" table:number-columns-repeated="66"/>
          <table:table-cell table:style-name="ce94" table:number-columns-repeated="40"/>
          <table:table-cell table:style-name="ce96" table:number-columns-repeated="915"/>
        </table:table-row>
        <table:table-row table:style-name="ro3">
          <table:table-cell table:style-name="ce51" table:number-columns-repeated="2"/>
          <table:table-cell table:style-name="ce16" table:number-columns-repeated="66"/>
          <table:table-cell table:style-name="ce85" table:number-columns-repeated="40"/>
          <table:table-cell table:style-name="ce95" table:number-columns-repeated="91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59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9"/>
          <table:table-cell table:number-columns-repeated="96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0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0"/>
          <table:table-cell table:number-columns-repeated="96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0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0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0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0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59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0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0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0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0"/>
          <table:table-cell table:number-columns-repeated="961"/>
        </table:table-row>
        <table:table-row table:style-name="ro9">
          <table:table-cell table:number-columns-repeated="2"/>
          <table:table-cell table:style-name="ce71" table:number-columns-repeated="60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9"/>
          <table:table-cell table:number-columns-repeated="96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0"/>
          <table:table-cell table:number-columns-repeated="96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0"/>
          <table:table-cell table:number-columns-repeated="961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0"/>
          <table:table-cell table:number-columns-repeated="96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0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0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0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0"/>
          <table:table-cell table:number-columns-repeated="961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9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8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0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0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0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0"/>
          <table:table-cell table:number-columns-repeated="961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0"/>
          <table:table-cell table:number-columns-repeated="961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9"/>
          <table:table-cell table:number-columns-repeated="96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4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1"/>
          <table:table-cell table:number-columns-repeated="96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0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0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0"/>
          <table:table-cell table:number-columns-repeated="96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4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1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59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0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0"/>
          <table:table-cell table:number-columns-repeated="96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0"/>
          <table:table-cell table:number-columns-repeated="961"/>
        </table:table-row>
        <table:table-row table:style-name="ro9" table:number-rows-repeated="1048490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4" table:default-cell-style-name="ce74"/>
        <table:table-column table:style-name="co3" table:number-columns-repeated="8" table:default-cell-style-name="Default"/>
        <table:table-column table:style-name="co4" table:number-columns-repeated="937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8" table:number-rows-spanned="1">
            <text:p>Lang</text:p>
          </table:table-cell>
          <table:covered-table-cell table:number-columns-repeated="7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11" table:number-rows-spanned="1"/>
          <table:covered-table-cell table:number-columns-repeated="10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13" table:number-rows-spanned="1"/>
          <table:covered-table-cell table:number-columns-repeated="12"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8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table:number-columns-repeated="70"/>
          <table:table-cell table:style-name="ce36" table:number-columns-repeated="40"/>
          <table:table-cell table:style-name="ce42" table:number-columns-repeated="897"/>
          <table:table-cell table:style-name="ce82" table:number-columns-repeated="8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80" office:value-type="string" calcext:value-type="string">
            <text:p>Évaluation POO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80" office:value-type="string" calcext:value-type="string">
            <text:p>évaluation récursivité</text:p>
          </table:table-cell>
          <table:table-cell table:style-name="ce77" table:number-columns-repeated="6"/>
          <table:table-cell table:style-name="ce52"/>
          <table:table-cell table:style-name="ce77" table:number-columns-repeated="9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29" table:number-columns-repeated="2"/>
          <table:table-cell table:style-name="ce31" table:number-columns-repeated="77"/>
          <table:table-cell table:style-name="ce32" table:number-columns-repeated="40"/>
          <table:table-cell table:style-name="ce33" table:number-columns-repeated="897"/>
          <table:table-cell table:number-columns-repeated="8"/>
        </table:table-row>
        <table:table-row table:style-name="ro3">
          <table:table-cell table:style-name="ce51" table:number-columns-repeated="2"/>
          <table:table-cell table:style-name="ce16" table:number-columns-repeated="77"/>
          <table:table-cell table:style-name="ce85" table:number-columns-repeated="40"/>
          <table:table-cell table:style-name="ce95" table:number-columns-repeated="897"/>
          <table:table-cell table:number-columns-repeated="8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0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3"/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51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1"/>
          <table:table-cell table:number-columns-repeated="951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1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0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1"/>
          <table:table-cell table:number-columns-repeated="951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1"/>
          <table:table-cell table:number-columns-repeated="951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1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71"/>
          <table:table-cell table:number-columns-repeated="951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1"/>
          <table:table-cell table:number-columns-repeated="951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1"/>
          <table:table-cell table:number-columns-repeated="951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1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4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5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5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6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0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1"/>
          <table:table-cell table:number-columns-repeated="951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1"/>
          <table:table-cell table:number-columns-repeated="951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13:32:23.368379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9-06T12:39:10.787784642</dc:date>
    <meta:editing-duration>P206DT11H38M59S</meta:editing-duration>
    <meta:editing-cycles>893</meta:editing-cycles>
    <meta:generator>LibreOffice/6.1.5.2$Linux_X86_64 LibreOffice_project/10$Build-2</meta:generator>
    <meta:document-statistic meta:table-count="3" meta:cell-count="419" meta:object-count="0"/>
  </office:meta>
</office:document-meta>
</file>